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c4998" officeooo:paragraph-rsid="000c4998"/>
    </style:style>
    <style:style style:name="P2" style:family="paragraph" style:parent-style-name="Standard">
      <style:text-properties officeooo:rsid="000c4998" officeooo:paragraph-rsid="000e3ce8"/>
    </style:style>
    <style:style style:name="P3" style:family="paragraph" style:parent-style-name="Standard">
      <style:text-properties officeooo:rsid="000c4998" officeooo:paragraph-rsid="000f75b7"/>
    </style:style>
    <style:style style:name="P4" style:family="paragraph" style:parent-style-name="Standard">
      <style:text-properties officeooo:rsid="00111729" officeooo:paragraph-rsid="00111729"/>
    </style:style>
    <style:style style:name="P5" style:family="paragraph" style:parent-style-name="Standard">
      <style:text-properties officeooo:rsid="0011ee2b" officeooo:paragraph-rsid="00181cab"/>
    </style:style>
    <style:style style:name="P6" style:family="paragraph" style:parent-style-name="Standard">
      <style:text-properties officeooo:rsid="0012d844" officeooo:paragraph-rsid="0012d844"/>
    </style:style>
    <style:style style:name="P7" style:family="paragraph" style:parent-style-name="Standard">
      <style:text-properties officeooo:rsid="00170272" officeooo:paragraph-rsid="00170272"/>
    </style:style>
    <style:style style:name="P8" style:family="paragraph" style:parent-style-name="Standard">
      <style:text-properties officeooo:rsid="001b3488" officeooo:paragraph-rsid="001b3488"/>
    </style:style>
    <style:style style:name="P9" style:family="paragraph" style:parent-style-name="Standard">
      <style:text-properties officeooo:paragraph-rsid="001ccbcc"/>
    </style:style>
    <style:style style:name="T1" style:family="text">
      <style:text-properties officeooo:rsid="000e3ce8"/>
    </style:style>
    <style:style style:name="T2" style:family="text">
      <style:text-properties officeooo:rsid="000e59cc"/>
    </style:style>
    <style:style style:name="T3" style:family="text">
      <style:text-properties officeooo:rsid="000f149f"/>
    </style:style>
    <style:style style:name="T4" style:family="text">
      <style:text-properties officeooo:rsid="000f75b7"/>
    </style:style>
    <style:style style:name="T5" style:family="text">
      <style:text-properties officeooo:rsid="0011ee2b"/>
    </style:style>
    <style:style style:name="T6" style:family="text">
      <style:text-properties officeooo:rsid="0012d844"/>
    </style:style>
    <style:style style:name="T7" style:family="text">
      <style:text-properties officeooo:rsid="00179b96"/>
    </style:style>
    <style:style style:name="T8" style:family="text">
      <style:text-properties officeooo:rsid="00181cab"/>
    </style:style>
    <style:style style:name="T9" style:family="text">
      <style:text-properties officeooo:rsid="0019a96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Breve h</text:span>istó<text:span text:style-name="T4">rico dos </text:span>primeiros computadores <text:span text:style-name="T3">modernos:</text:span></text:p>
      <text:p text:style-name="P1"/>
      <text:p text:style-name="P3">De acordo com o filme O Jogo da imitação (2015) pode-se ter uma pequena ideia de como <text:span text:style-name="T1">os primeiros computadores eram desenvolvidos, seguindo uma única finalidade para qual foram projetados, utilizando engrenagens, dispositivos eletromecânicos, extremamente rudimentares, atendendo soluções de computação de dados para estratégias militares.</text:span></text:p>
      <text:p text:style-name="P3"><text:span text:style-name="T1"><text:s/></text:span></text:p>
      <text:p text:style-name="P4">O ENIAC foi o primeiro computador eletrônico de grande escala, <text:span text:style-name="T6">seu desenvolvimento iniciou-se durante a Segunda Guerra Mundial no ano de 1943 com finalidade militar para cálculo de tabelas balística para o exército americano, porém apenas no final da Segunda Guerra que tornou operacional, tratava-se de uma máquina decimal e não se baseava em números binários, sua programação era muito dispendiosa envolvendo configuração de diversos cabos e chaves, funcionava com aproximadamente 19.000 válvulas e consumia o equivalente a 200KW de energia, possuía uma área de 150 metros quadrados, maior que muitos apartamentos, mesmo assim não era muito confiável devido as constantes queimas das válvulas sendo necessário comparar os resultados nos três circuitos, caso dois deles retornassem os mesmos valores então este seria o correto.</text:span></text:p>
      <text:p text:style-name="P4"/>
      <text:p text:style-name="P7">John Von Neumann <text:span text:style-name="T7">(1903 a 1957)</text:span>, <text:span text:style-name="T7">mais conhecido pela contribuição da Arquitetura de Von Neumann que preconiza uma arquitetura computacional que possibilite armazenar digitalmente programas no mesmo espaço que a memória dos dados, apesar de sua concepção ter envolvido os criadores do ENIAC e não ter dado os devidos créditos aos colaboradores, segndo a arquitetura de Von Neumann os computadores possuem quatro componentes principais, Unidade Central de Processamento, memória e dispositivos de entrada e saída, estrutura que é utilizada até os dias de hoje com poucas modificações.</text:span></text:p>
      <text:p text:style-name="P7"/>
      <text:p text:style-name="P9"><text:span text:style-name="T9">Segundo Morimoto (2007) em seu livro Hardware, O guia definitivo, com a evolução da tecnologia e o surgimento dos primeiros microchips, os componentes eletrônicos puderam ser minimalizados e barateados. O micro computador Altair serviu para mostrar a grande paixão que os computadores pessoais poderiam exercer na população, baseado no 8080 da Intel e com apenas 256 bytes de memória, podendo realizar upgrade, o modelo básico custava 439 dólares da época e foi considerado acessível, apesar de ainda ser muito dinheiro, existindo em duas versões, uma desmontada, sendo necessário soldar as peças na placa de circuitos e uma outra versão já montada que ficaria um pouco mais caro, com isso tornando-se popular primeiramente aos estudantes e entusiastas, mais tarde surgindo versões mais completas e se popularizando ainda mais, dando assim a largada para o desenvolvimento e aprimoramento dos computadores pessoais, empolgando Steve Jobs, Bill Gates, entre outros revolucionários da informática.</text:span></text:p>
      <text:p text:style-name="P7"/>
      <text:p text:style-name="P1">referencia:</text:p>
      <text:p text:style-name="P2">* O jogo da imitação. Direção: Morten Tyldum; Diamond Films, 2015, filme <text:span text:style-name="T1">(1h 55min)</text:span></text:p>
      <text:p text:style-name="P2">* <text:span text:style-name="T5">ENIAC, wikipedia, consultado em 03 de julho de 2016 (</text:span><text:a xlink:type="simple" xlink:href="https://pt.wikipedia.org/wiki/ENIAC" text:style-name="Internet_20_link" text:visited-style-name="Visited_20_Internet_20_Link"><text:span text:style-name="T5">https://pt.wikipedia.org/wiki/ENIAC</text:span></text:a><text:span text:style-name="T5">)</text:span></text:p>
      <text:p text:style-name="P6">* Organização e Arquitetura de Computadores, Eliane Maria de Bortoli Fávero, Curso Técnico em Informática, parceria entre a Universidade Tecnológica Federal do Paraná e a Universidade Federal de Santa Catarina para o Sistema Escola Técnica Aberta do Brasil – e-Tec Brasil (<text:a xlink:type="simple" xlink:href="http://redeetec.mec.gov.br/images/stories/pdf/eixo_infor_comun/tec_inf/081112_org_arq_comp.pdf" text:style-name="Internet_20_link" text:visited-style-name="Visited_20_Internet_20_Link">http://redeetec.mec.gov.br/images/stories/pdf/eixo_infor_comun/tec_inf/081112_org_arq_comp.pdf</text:a>) visualizado em 03 de julho de 2016.</text:p>
      <text:p text:style-name="P5">* <text:span text:style-name="T8">John von Neumann, wikipedia, consultado em 03 de julho de 2016 (</text:span><text:a xlink:type="simple" xlink:href="https://pt.wikipedia.org/wiki/John_von_Neumann" text:style-name="Internet_20_link" text:visited-style-name="Visited_20_Internet_20_Link"><text:span text:style-name="T8">https://pt.wikipedia.org/wiki/John_von_Neumann</text:span></text:a><text:span text:style-name="T8">)</text:span></text:p>
      <text:p text:style-name="P5">* <text:span text:style-name="T8">Arquitetura de von Neumann, wikipedia, consultado em 03 de julho de 2016 (</text:span><text:a xlink:type="simple" xlink:href="https://pt.wikipedia.org/wiki/Arquitetura_de_von_Neumann" text:style-name="Internet_20_link" text:visited-style-name="Visited_20_Internet_20_Link"><text:span text:style-name="T8">https://pt.wikipedia.org/wiki/Arquitetura_de_von_Neumann</text:span></text:a><text:span text:style-name="T8">)</text:span></text:p>
      <text:p text:style-name="P8">* MORIMOTO, Carlos. Hardware, o Guia Definitivo. São Paulo: Gdh Press e Sul. Editores, 2007</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3T16:10:19.907000000</meta:creation-date>
    <dc:date>2016-07-03T21:50:43.148000000</dc:date>
    <meta:editing-duration>PT1H20M28S</meta:editing-duration>
    <meta:editing-cycles>13</meta:editing-cycles>
    <meta:generator>LibreOffice/5.0.6.3$Windows_x86 LibreOffice_project/490fc03b25318460cfc54456516ea2519c11d1aa</meta:generator>
    <meta:document-statistic meta:table-count="0" meta:image-count="0" meta:object-count="0" meta:page-count="1" meta:paragraph-count="13" meta:word-count="527" meta:character-count="3723" meta:non-whitespace-character-count="3206"/>
  </office:meta>
</office:document-meta>
</file>